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ahoma" svg:font-family="Tahoma, Verdana, Arial, sans-serif"/>
    <style:font-face style:name="Courier New" svg:font-family="'Courier New'" style:font-family-generic="modern"/>
    <style:font-face style:name="Verdana1" svg:font-family="Verdana" style:font-family-generic="swiss"/>
    <style:font-face style:name="verdana" svg:font-family="verdana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9pt" officeooo:paragraph-rsid="00029bef" style:font-size-asian="9pt" style:font-size-complex="9pt"/>
    </style:style>
    <style:style style:name="P2" style:family="paragraph" style:parent-style-name="Standard">
      <style:text-properties style:font-name="Verdana" fo:font-size="9pt" officeooo:paragraph-rsid="00990062" style:font-size-asian="9pt" style:font-size-complex="9pt"/>
    </style:style>
    <style:style style:name="P3" style:family="paragraph" style:parent-style-name="Standard">
      <style:text-properties style:font-name="Verdana" fo:font-size="9pt" fo:font-style="italic" officeooo:paragraph-rsid="00990062" style:font-size-asian="9pt" style:font-style-asian="italic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9pt" fo:font-weight="normal" officeooo:rsid="00029bef" officeooo:paragraph-rsid="00029bef" style:font-size-asian="9pt" style:font-weight-asian="normal" style:font-size-complex="9pt" style:font-weight-complex="normal"/>
    </style:style>
    <style:style style:name="P5" style:family="paragraph" style:parent-style-name="Standard">
      <style:text-properties fo:font-variant="normal" fo:text-transform="none" fo:color="#333333" style:font-name="Verdana1" fo:font-size="9pt" fo:letter-spacing="normal" fo:font-style="italic" fo:font-weight="normal" officeooo:paragraph-rsid="00990062" style:font-size-asian="9pt" style:font-style-asian="italic" style:font-size-complex="9pt" style:font-style-complex="italic"/>
    </style:style>
    <style:style style:name="P6" style:family="paragraph" style:parent-style-name="Standard">
      <style:paragraph-properties fo:margin-top="0cm" fo:margin-bottom="0.212cm" style:contextual-spacing="false"/>
      <style:text-properties style:font-name="Verdana" fo:font-size="9pt" style:font-size-asian="9pt" style:font-size-complex="9pt"/>
    </style:style>
    <style:style style:name="P7" style:family="paragraph" style:parent-style-name="Standard">
      <style:paragraph-properties fo:margin-top="0cm" fo:margin-bottom="0.212cm" style:contextual-spacing="false"/>
      <style:text-properties style:font-name="Verdana" fo:font-size="11pt" fo:font-weight="bold" officeooo:rsid="00029bef" style:font-size-asian="11pt" style:font-weight-asian="bold" style:font-size-complex="11pt"/>
    </style:style>
    <style:style style:name="P8" style:family="paragraph" style:parent-style-name="Standard">
      <style:paragraph-properties fo:margin-top="0cm" fo:margin-bottom="0.212cm" style:contextual-spacing="false"/>
      <style:text-properties style:font-name="Verdana" fo:font-size="11pt" fo:font-weight="bold" officeooo:rsid="00029bef" officeooo:paragraph-rsid="00a59abd" style:font-size-asian="11pt" style:font-weight-asian="bold" style:font-size-complex="11pt"/>
    </style:style>
    <style:style style:name="P9" style:family="paragraph" style:parent-style-name="Standard">
      <style:paragraph-properties fo:margin-top="0cm" fo:margin-bottom="0.212cm" style:contextual-spacing="false"/>
      <style:text-properties style:font-name="Verdana" fo:font-size="11pt" fo:font-weight="bold" officeooo:rsid="00029bef" officeooo:paragraph-rsid="00a59ab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cm" fo:margin-bottom="0.212cm" style:contextual-spacing="false"/>
      <style:text-properties style:font-name="Verdana" fo:font-size="11pt" officeooo:paragraph-rsid="00a59abd" style:font-size-asian="11pt" style:font-size-complex="11pt"/>
    </style:style>
    <style:style style:name="P11" style:family="paragraph" style:parent-style-name="Standard">
      <style:paragraph-properties fo:margin-top="0cm" fo:margin-bottom="0.212cm" style:contextual-spacing="false"/>
      <style:text-properties style:font-name="Verdana" fo:font-size="11pt" officeooo:paragraph-rsid="00a61b61" style:font-size-asian="11pt" style:font-size-complex="11pt"/>
    </style:style>
    <style:style style:name="P12" style:family="paragraph" style:parent-style-name="Standard">
      <style:paragraph-properties fo:margin-top="0cm" fo:margin-bottom="0.212cm" style:contextual-spacing="false"/>
      <style:text-properties style:font-name="Verdana" fo:font-size="11pt" officeooo:paragraph-rsid="00a79004" style:font-size-asian="11pt" style:font-size-complex="11pt"/>
    </style:style>
    <style:style style:name="P13" style:family="paragraph" style:parent-style-name="Standard">
      <style:paragraph-properties fo:margin-top="0cm" fo:margin-bottom="0.212cm" style:contextual-spacing="false"/>
      <style:text-properties style:font-name="Verdana1" fo:font-size="9pt" fo:font-weight="normal" officeooo:rsid="00234e54" officeooo:paragraph-rsid="006a6ca2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top="0cm" fo:margin-bottom="0.212cm" style:contextual-spacing="false"/>
      <style:text-properties style:font-name="Verdana1" fo:font-size="9pt" fo:font-weight="normal" officeooo:rsid="00234e54" officeooo:paragraph-rsid="006a6ca2" style:font-size-asian="9pt" style:font-weight-asian="normal" style:font-size-complex="9pt"/>
    </style:style>
    <style:style style:name="P15" style:family="paragraph" style:parent-style-name="Standard">
      <style:paragraph-properties fo:margin-top="0cm" fo:margin-bottom="0.212cm" style:contextual-spacing="false"/>
      <style:text-properties style:font-name="Verdana1" fo:font-size="9pt" officeooo:rsid="00029bef" officeooo:paragraph-rsid="00990062" style:font-size-asian="9pt" style:font-size-complex="9pt"/>
    </style:style>
    <style:style style:name="P16" style:family="paragraph" style:parent-style-name="Standard">
      <style:paragraph-properties fo:margin-top="0cm" fo:margin-bottom="0.212cm" style:contextual-spacing="false"/>
      <style:text-properties style:font-name="Verdana1" fo:font-size="9pt" officeooo:paragraph-rsid="00431e0f" style:font-size-asian="9pt" style:font-size-complex="9pt"/>
    </style:style>
    <style:style style:name="P17" style:family="paragraph" style:parent-style-name="Standard">
      <style:paragraph-properties fo:margin-top="0cm" fo:margin-bottom="0.212cm" style:contextual-spacing="false"/>
      <style:text-properties style:font-name="Verdana1" fo:font-size="9pt" officeooo:paragraph-rsid="006a6ca2" style:font-size-asian="9pt" style:font-size-complex="9pt"/>
    </style:style>
    <style:style style:name="P18" style:family="paragraph" style:parent-style-name="Standard">
      <style:paragraph-properties fo:margin-top="0cm" fo:margin-bottom="0cm" style:contextual-spacing="false"/>
      <style:text-properties style:font-name="Verdana" fo:font-size="9pt" style:font-size-asian="9pt" style:font-size-complex="9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Verdana" fo:font-size="9pt" officeooo:paragraph-rsid="00029bef" style:font-size-asian="9pt" style:font-size-complex="9pt"/>
    </style:style>
    <style:style style:name="P20" style:family="paragraph" style:parent-style-name="Standard">
      <style:paragraph-properties fo:margin-top="0cm" fo:margin-bottom="0cm" style:contextual-spacing="false"/>
      <style:text-properties style:font-name="Verdana" fo:font-size="9pt" officeooo:paragraph-rsid="0007decf" style:font-size-asian="9pt" style:font-size-complex="9pt"/>
    </style:style>
    <style:style style:name="P21" style:family="paragraph" style:parent-style-name="Standard">
      <style:paragraph-properties fo:margin-top="0cm" fo:margin-bottom="0cm" style:contextual-spacing="false"/>
      <style:text-properties style:font-name="Verdana" fo:font-size="9pt" officeooo:paragraph-rsid="00751f04" style:font-size-asian="9pt" style:font-size-complex="9pt"/>
    </style:style>
    <style:style style:name="P22" style:family="paragraph" style:parent-style-name="Standard">
      <style:paragraph-properties fo:margin-top="0cm" fo:margin-bottom="0cm" style:contextual-spacing="false"/>
      <style:text-properties style:font-name="Verdana" fo:font-size="9pt" officeooo:paragraph-rsid="008411f0" style:font-size-asian="9pt" style:font-size-complex="9pt"/>
    </style:style>
    <style:style style:name="P23" style:family="paragraph" style:parent-style-name="Standard">
      <style:paragraph-properties fo:margin-top="0cm" fo:margin-bottom="0cm" style:contextual-spacing="false"/>
      <style:text-properties style:font-name="Verdana" fo:font-size="9pt" fo:font-style="italic" officeooo:paragraph-rsid="0007decf" style:font-size-asian="9pt" style:font-style-asian="italic" style:font-size-complex="9pt"/>
    </style:style>
    <style:style style:name="P24" style:family="paragraph" style:parent-style-name="Standard">
      <style:paragraph-properties fo:margin-top="0cm" fo:margin-bottom="0cm" style:contextual-spacing="false"/>
      <style:text-properties style:font-name="Verdana" fo:font-size="9pt" style:text-underline-style="none" officeooo:paragraph-rsid="001ccbb7" style:font-size-asian="9pt" style:font-size-complex="9pt"/>
    </style:style>
    <style:style style:name="P25" style:family="paragraph" style:parent-style-name="Standard">
      <style:paragraph-properties fo:margin-top="0cm" fo:margin-bottom="0cm" style:contextual-spacing="false"/>
      <style:text-properties fo:font-size="9pt" style:font-size-asian="9pt" style:font-size-complex="9pt"/>
    </style:style>
    <style:style style:name="P26" style:family="paragraph" style:parent-style-name="Standard">
      <style:paragraph-properties fo:margin-top="0cm" fo:margin-bottom="0cm" style:contextual-spacing="false"/>
      <style:text-properties fo:font-size="9pt" officeooo:paragraph-rsid="00839e7b" style:font-size-asian="9pt" style:font-size-complex="9pt"/>
    </style:style>
    <style:style style:name="P27" style:family="paragraph" style:parent-style-name="Standard">
      <style:paragraph-properties fo:margin-top="0cm" fo:margin-bottom="0.21cm" style:contextual-spacing="false"/>
      <style:text-properties style:font-name="Verdana" fo:font-size="11pt" fo:font-weight="bold" officeooo:paragraph-rsid="0045474b" style:font-size-asian="11pt" style:font-weight-asian="bold" style:font-size-complex="11pt"/>
    </style:style>
    <style:style style:name="P28" style:family="paragraph" style:parent-style-name="Standard">
      <style:paragraph-properties fo:margin-top="0cm" fo:margin-bottom="0.21cm" style:contextual-spacing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cm" fo:margin-bottom="0.21cm" style:contextual-spacing="false"/>
      <style:text-properties style:font-name="Verdana" fo:font-size="11pt" fo:font-weight="bold" officeooo:rsid="000b1c15" officeooo:paragraph-rsid="001250cd" style:font-size-asian="11pt" style:font-weight-asian="bold" style:font-size-complex="11pt"/>
    </style:style>
    <style:style style:name="P30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Verdana" fo:font-size="9pt" officeooo:paragraph-rsid="0075b940" style:font-size-asian="9pt" style:font-size-complex="9pt"/>
    </style:style>
    <style:style style:name="P31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Verdana" fo:font-size="9pt" officeooo:paragraph-rsid="00757fac" style:font-size-asian="9pt" style:font-size-complex="9pt"/>
    </style:style>
    <style:style style:name="P32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Verdana" fo:font-size="9pt" officeooo:rsid="0072af48" officeooo:paragraph-rsid="00757fac" style:font-size-asian="9pt" style:font-size-complex="9pt"/>
    </style:style>
    <style:style style:name="P33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Verdana" fo:font-size="9pt" style:text-underline-style="none" fo:font-weight="normal" officeooo:rsid="0072af48" officeooo:paragraph-rsid="0075b940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Verdana" fo:font-size="11pt" style:text-underline-style="solid" style:text-underline-width="auto" style:text-underline-color="font-color" fo:font-weight="bold" officeooo:rsid="00719320" officeooo:paragraph-rsid="00724095" style:font-size-asian="11pt" style:font-weight-asian="bold" style:font-size-complex="11pt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style:line-height-at-least="0.45cm" fo:text-indent="0cm" style:auto-text-indent="false">
        <style:tab-stops>
          <style:tab-stop style:position="1.014cm"/>
        </style:tab-stops>
      </style:paragraph-properties>
      <style:text-properties style:font-name="Verdana" fo:font-size="9pt" officeooo:rsid="009c23af" officeooo:paragraph-rsid="009acc86" style:font-size-asian="9pt" style:font-size-complex="9pt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style:line-height-at-least="0.45cm" fo:text-indent="0cm" style:auto-text-indent="false">
        <style:tab-stops>
          <style:tab-stop style:position="1.014cm"/>
        </style:tab-stops>
      </style:paragraph-properties>
      <style:text-properties style:font-name="Verdana" fo:font-size="9pt" officeooo:rsid="009acc86" officeooo:paragraph-rsid="00a3f4ef" style:font-size-asian="9pt" style:font-size-complex="9pt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Verdana" fo:font-size="9pt" fo:font-style="normal" style:text-underline-style="none" officeooo:rsid="00742d8d" officeooo:paragraph-rsid="00990062" style:font-size-asian="9pt" style:font-style-asian="normal" style:font-size-complex="9pt" style:font-style-complex="normal"/>
    </style:style>
    <style:style style:name="P38" style:family="paragraph" style:parent-style-name="Preformatted_20_Text">
      <style:paragraph-properties fo:margin-top="0.4cm" fo:margin-bottom="0.21cm" style:contextual-spacing="false"/>
      <style:text-properties fo:font-variant="normal" fo:text-transform="none" fo:color="#2a2a2a" style:font-name="Tahoma" fo:font-size="11pt" fo:letter-spacing="normal" fo:font-style="normal" fo:font-weight="bold" officeooo:paragraph-rsid="004bc4c0" style:font-size-asian="11pt" style:font-size-complex="11pt"/>
    </style:style>
    <style:style style:name="P39" style:family="paragraph" style:parent-style-name="Standard">
      <style:paragraph-properties fo:margin-top="0.21cm" fo:margin-bottom="0cm" style:contextual-spacing="false"/>
      <style:text-properties style:font-name="Verdana" fo:font-size="9pt" officeooo:paragraph-rsid="00990062" style:font-size-asian="9pt" style:font-size-complex="9pt"/>
    </style:style>
    <style:style style:name="P40" style:family="paragraph" style:parent-style-name="Standard">
      <style:paragraph-properties fo:margin-top="0cm" fo:margin-bottom="0.409cm" style:contextual-spacing="false"/>
      <style:text-properties style:font-name="Verdana" fo:font-size="11pt" fo:font-weight="bold" officeooo:rsid="00029bef" officeooo:paragraph-rsid="00a59abd" style:font-size-asian="11pt" style:font-weight-asian="bold" style:font-size-complex="11pt" style:font-weight-complex="bold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top="0cm" fo:margin-bottom="0.212cm" style:contextual-spacing="false"/>
      <style:text-properties style:font-name="Verdana1" fo:font-size="9pt" fo:font-weight="normal" officeooo:rsid="006a6ca2" officeooo:paragraph-rsid="00a79004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margin-top="0cm" fo:margin-bottom="0.21cm" style:contextual-spacing="false"/>
      <style:text-properties style:font-name="Verdana1" fo:font-size="9pt" fo:font-weight="normal" officeooo:rsid="0070359d" officeooo:paragraph-rsid="001250cd" style:font-size-asian="9pt" style:font-weight-asian="normal" style:font-size-complex="9pt" style:font-weight-complex="normal"/>
    </style:style>
    <style:style style:name="P44" style:family="paragraph" style:parent-style-name="Standard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Verdana1" fo:font-size="9pt" fo:letter-spacing="normal" fo:font-style="normal" fo:font-weight="normal" officeooo:rsid="00719320" officeooo:paragraph-rsid="00719320" style:font-size-asian="9pt" style:font-size-complex="9pt"/>
    </style:style>
    <style:style style:name="P45" style:family="paragraph" style:parent-style-name="Standard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Verdana1" fo:font-size="9pt" fo:letter-spacing="normal" fo:font-style="normal" fo:font-weight="normal" officeooo:rsid="00724095" officeooo:paragraph-rsid="00724095" style:font-size-asian="9pt" style:font-size-complex="9pt"/>
    </style:style>
    <style:style style:name="P46" style:family="paragraph" style:parent-style-name="Standard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Verdana" fo:font-size="9pt" style:text-underline-style="solid" style:text-underline-width="auto" style:text-underline-color="font-color" officeooo:paragraph-rsid="00839e7b" style:font-size-asian="9pt" style:font-size-complex="9pt"/>
    </style:style>
    <style:style style:name="P47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Verdana1" fo:font-size="9pt" fo:letter-spacing="normal" fo:font-style="normal" fo:font-weight="normal" officeooo:paragraph-rsid="00a0406a" style:font-size-asian="9pt" style:font-size-complex="9pt"/>
    </style:style>
    <style:style style:name="P48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Verdana1" fo:font-size="9pt" fo:letter-spacing="normal" fo:font-style="normal" fo:font-weight="normal" officeooo:paragraph-rsid="00a2d2b5" style:font-size-asian="9pt" style:font-size-complex="9pt"/>
    </style:style>
    <style:style style:name="P49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Verdana1" fo:font-size="9pt" fo:letter-spacing="normal" fo:font-style="normal" fo:font-weight="normal" officeooo:paragraph-rsid="003faa3a" style:font-size-asian="9pt" style:font-size-complex="9pt"/>
    </style:style>
    <style:style style:name="P50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Verdana1" fo:font-size="9pt" fo:letter-spacing="normal" fo:font-style="normal" fo:font-weight="normal" officeooo:rsid="00a0406a" officeooo:paragraph-rsid="00a2d2b5" style:font-size-asian="9pt" style:font-size-complex="9pt"/>
    </style:style>
    <style:style style:name="P51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Verdana1" fo:font-size="9pt" fo:letter-spacing="normal" fo:font-style="normal" fo:font-weight="normal" officeooo:rsid="00916bc7" officeooo:paragraph-rsid="00916bc7" style:font-size-asian="9pt" style:font-size-complex="9pt"/>
    </style:style>
    <style:style style:name="P52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Verdana1" fo:font-size="9pt" fo:letter-spacing="normal" fo:font-style="normal" fo:font-weight="normal" officeooo:rsid="00924479" officeooo:paragraph-rsid="00924479" style:font-size-asian="9pt" style:font-size-complex="9pt"/>
    </style:style>
    <style:style style:name="P53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Verdana1" fo:font-size="9pt" fo:letter-spacing="normal" fo:font-style="normal" fo:font-weight="normal" officeooo:rsid="003faa3a" officeooo:paragraph-rsid="00990062" style:font-size-asian="9pt" style:font-size-complex="9pt"/>
    </style:style>
    <style:style style:name="P54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Verdana1" fo:font-size="9pt" fo:letter-spacing="normal" fo:font-style="normal" fo:font-weight="normal" officeooo:rsid="00ac6003" officeooo:paragraph-rsid="00ac6003" style:font-size-asian="9pt" style:font-size-complex="9pt"/>
    </style:style>
    <style:style style:name="P55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Verdana1" fo:font-size="9pt" fo:letter-spacing="normal" fo:font-style="normal" fo:font-weight="normal" officeooo:rsid="0050f947" officeooo:paragraph-rsid="00990062" style:font-size-asian="9pt" style:font-size-complex="9pt"/>
    </style:style>
    <style:style style:name="P56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Verdana1" fo:font-size="9pt" officeooo:rsid="009c23af" officeooo:paragraph-rsid="00a3f4ef" style:font-size-asian="9pt" style:font-size-complex="9pt"/>
    </style:style>
    <style:style style:name="P57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Verdana1" fo:font-size="9pt" officeooo:rsid="00a3f4ef" officeooo:paragraph-rsid="00a3f4ef" style:font-size-asian="9pt" style:font-size-complex="9pt"/>
    </style:style>
    <style:style style:name="P58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Verdana1" fo:font-size="9pt" officeooo:paragraph-rsid="00990062" style:font-size-asian="9pt" style:font-size-complex="9pt"/>
    </style:style>
    <style:style style:name="P59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style:font-name="Verdana1" fo:font-size="9pt" officeooo:paragraph-rsid="00990062" style:font-size-asian="9pt" style:font-size-complex="9pt"/>
    </style:style>
    <style:style style:name="P60" style:family="paragraph" style:parent-style-name="Preformatted_20_Text" style:list-style-name="L1">
      <style:paragraph-properties fo:margin-left="0.418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Verdana" fo:font-size="11pt" fo:font-weight="bold" officeooo:paragraph-rsid="00ac6003" style:font-size-asian="11pt" style:font-weight-asian="bold" style:font-size-complex="11pt"/>
    </style:style>
    <style:style style:name="P61" style:family="paragraph" style:parent-style-name="Preformatted_20_Text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Verdana" fo:font-size="9pt" fo:font-style="italic" fo:font-weight="bold" officeooo:rsid="00063b17" officeooo:paragraph-rsid="00990062" style:font-size-asian="9pt" style:font-style-asian="italic" style:font-weight-asian="bold" style:font-size-complex="9pt"/>
    </style:style>
    <style:style style:name="T1" style:family="text">
      <style:text-properties style:font-name="Verdana"/>
    </style:style>
    <style:style style:name="T2" style:family="text">
      <style:text-properties style:font-name="Verdana"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officeooo:rsid="0072af48" style:font-weight-asian="normal" style:font-weight-complex="normal"/>
    </style:style>
    <style:style style:name="T5" style:family="text">
      <style:text-properties style:text-underline-style="none" fo:font-weight="normal" officeooo:rsid="0075b940" style:font-weight-asian="normal" style:font-weight-complex="normal"/>
    </style:style>
    <style:style style:name="T6" style:family="text">
      <style:text-properties style:text-underline-style="none" fo:font-weight="normal" officeooo:rsid="008aa0c1" style:font-weight-asian="normal" style:font-weight-complex="normal"/>
    </style:style>
    <style:style style:name="T7" style:family="text">
      <style:text-properties style:text-underline-style="none" officeooo:rsid="00742d8d"/>
    </style:style>
    <style:style style:name="T8" style:family="text">
      <style:text-properties style:text-underline-style="none" officeooo:rsid="00751f04"/>
    </style:style>
    <style:style style:name="T9" style:family="text">
      <style:text-properties style:text-underline-style="none" fo:font-weight="bold" officeooo:rsid="0072af48" style:font-weight-asian="bold" style:font-weight-complex="bold"/>
    </style:style>
    <style:style style:name="T10" style:family="text">
      <style:text-properties style:text-underline-style="none" officeooo:rsid="00990062"/>
    </style:style>
    <style:style style:name="T11" style:family="text">
      <style:text-properties style:text-underline-style="none" officeooo:rsid="009acc86"/>
    </style:style>
    <style:style style:name="T12" style:family="text">
      <style:text-properties style:text-underline-style="none" officeooo:rsid="009f6ba6"/>
    </style:style>
    <style:style style:name="T13" style:family="text">
      <style:text-properties fo:font-style="italic" officeooo:rsid="006a6ca2" style:font-style-asian="italic" style:font-style-complex="italic"/>
    </style:style>
    <style:style style:name="T14" style:family="text">
      <style:text-properties fo:font-style="italic" officeooo:rsid="006a6ca2" style:font-style-asian="italic" style:font-style-complex="italic" style:font-weight-complex="normal"/>
    </style:style>
    <style:style style:name="T15" style:family="text">
      <style:text-properties fo:font-style="normal" style:text-underline-style="none" officeooo:rsid="0003187e" style:font-style-asian="normal" style:font-style-complex="normal"/>
    </style:style>
    <style:style style:name="T16" style:family="text">
      <style:text-properties fo:font-style="normal" style:text-underline-style="none" officeooo:rsid="00742d8d" style:font-style-asian="normal" style:font-style-complex="normal"/>
    </style:style>
    <style:style style:name="T17" style:family="text">
      <style:text-properties fo:font-style="normal" style:text-underline-style="none" officeooo:rsid="00990062" style:font-style-asian="normal" style:font-style-complex="normal"/>
    </style:style>
    <style:style style:name="T18" style:family="text">
      <style:text-properties fo:font-style="normal" style:text-underline-style="none" officeooo:rsid="009de82a" style:font-style-asian="normal" style:font-style-complex="normal"/>
    </style:style>
    <style:style style:name="T19" style:family="text">
      <style:text-properties officeooo:rsid="006a6ca2" style:font-weight-complex="normal"/>
    </style:style>
    <style:style style:name="T20" style:family="text">
      <style:text-properties officeooo:rsid="0033fbe9" style:font-weight-complex="normal"/>
    </style:style>
    <style:style style:name="T21" style:family="text">
      <style:text-properties officeooo:rsid="00305515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ffc49" style:font-weight-asian="normal" style:font-weight-complex="normal"/>
    </style:style>
    <style:style style:name="T24" style:family="text">
      <style:text-properties fo:font-weight="normal" officeooo:rsid="0072af48" style:font-weight-asian="normal" style:font-weight-complex="normal"/>
    </style:style>
    <style:style style:name="T25" style:family="text">
      <style:text-properties fo:font-weight="normal" officeooo:rsid="0075f9d0" style:font-weight-asian="normal" style:font-weight-complex="normal"/>
    </style:style>
    <style:style style:name="T26" style:family="text">
      <style:text-properties officeooo:rsid="0024eb2e" style:font-weight-asian="normal" style:font-weight-complex="normal"/>
    </style:style>
    <style:style style:name="T27" style:family="text">
      <style:text-properties style:font-name="Verdana1" fo:font-size="9pt" style:font-size-asian="9pt" style:font-size-complex="9pt"/>
    </style:style>
    <style:style style:name="T28" style:family="text">
      <style:text-properties style:font-name="Verdana1" fo:font-size="9pt" officeooo:rsid="00a61b61" style:font-size-asian="9pt" style:font-size-complex="9pt"/>
    </style:style>
    <style:style style:name="T29" style:family="text">
      <style:text-properties style:font-name="Verdana1" fo:font-size="9pt" fo:font-weight="normal" officeooo:rsid="00a59abd" style:font-size-asian="9pt" style:font-weight-asian="normal" style:font-size-complex="9pt" style:font-weight-complex="normal"/>
    </style:style>
    <style:style style:name="T30" style:family="text">
      <style:text-properties style:font-name="Verdana1" fo:font-size="9pt" fo:font-weight="normal" officeooo:rsid="00975d43" style:font-size-asian="9pt" style:font-weight-asian="normal" style:font-size-complex="9pt" style:font-weight-complex="normal"/>
    </style:style>
    <style:style style:name="T31" style:family="text">
      <style:text-properties style:font-name="Verdana1" fo:font-size="9pt" fo:font-weight="normal" officeooo:rsid="00305515" style:font-size-asian="9pt" style:font-weight-asian="normal" style:font-size-complex="9pt" style:font-weight-complex="normal"/>
    </style:style>
    <style:style style:name="T32" style:family="text">
      <style:text-properties style:font-name="Verdana1" fo:font-size="9pt" fo:font-weight="normal" officeooo:rsid="00318e1d" style:font-size-asian="9pt" style:font-weight-asian="normal" style:font-size-complex="9pt" style:font-weight-complex="normal"/>
    </style:style>
    <style:style style:name="T33" style:family="text">
      <style:text-properties style:font-name="Verdana1" fo:font-size="9pt" fo:font-weight="normal" officeooo:rsid="00902b41" style:font-size-asian="9pt" style:font-weight-asian="normal" style:font-size-complex="9pt" style:font-weight-complex="normal"/>
    </style:style>
    <style:style style:name="T34" style:family="text">
      <style:text-properties style:font-name="Verdana1" fo:font-size="9pt" fo:font-weight="normal" officeooo:rsid="004693a6" style:font-size-asian="9pt" style:font-weight-asian="normal" style:font-size-complex="9pt" style:font-weight-complex="normal"/>
    </style:style>
    <style:style style:name="T35" style:family="text">
      <style:text-properties style:font-name="Verdana1" fo:font-size="9pt" fo:font-weight="normal" officeooo:rsid="00a61b61" style:font-size-asian="9pt" style:font-weight-asian="normal" style:font-size-complex="9pt" style:font-weight-complex="normal"/>
    </style:style>
    <style:style style:name="T36" style:family="text">
      <style:text-properties officeooo:rsid="00029bef"/>
    </style:style>
    <style:style style:name="T37" style:family="text">
      <style:text-properties officeooo:rsid="003faa3a"/>
    </style:style>
    <style:style style:name="T38" style:family="text">
      <style:text-properties fo:font-variant="normal" fo:text-transform="none" fo:color="#2a2a2a" fo:letter-spacing="normal" fo:font-style="normal" fo:font-weight="normal"/>
    </style:style>
    <style:style style:name="T39" style:family="text">
      <style:text-properties fo:font-variant="normal" fo:text-transform="none" fo:color="#2a2a2a" fo:letter-spacing="normal" fo:font-style="normal" fo:font-weight="normal" officeooo:rsid="00431e0f"/>
    </style:style>
    <style:style style:name="T40" style:family="text">
      <style:text-properties officeooo:rsid="0044b599"/>
    </style:style>
    <style:style style:name="T41" style:family="text">
      <style:text-properties officeooo:rsid="004d406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68c911" style:font-weight-asian="bold"/>
    </style:style>
    <style:style style:name="T44" style:family="text">
      <style:text-properties fo:font-weight="bold" officeooo:rsid="00aa6621" style:font-weight-asian="bold"/>
    </style:style>
    <style:style style:name="T45" style:family="text">
      <style:text-properties officeooo:rsid="00660a22"/>
    </style:style>
    <style:style style:name="T46" style:family="text">
      <style:text-properties officeooo:rsid="00679f27"/>
    </style:style>
    <style:style style:name="T47" style:family="text">
      <style:text-properties officeooo:rsid="006a6ca2"/>
    </style:style>
    <style:style style:name="T48" style:family="text">
      <style:text-properties officeooo:rsid="0072af48"/>
    </style:style>
    <style:style style:name="T49" style:family="text">
      <style:text-properties officeooo:rsid="00742d8d"/>
    </style:style>
    <style:style style:name="T50" style:family="text">
      <style:text-properties officeooo:rsid="00751f04"/>
    </style:style>
    <style:style style:name="T51" style:family="text">
      <style:text-properties officeooo:rsid="0075b940"/>
    </style:style>
    <style:style style:name="T52" style:family="text">
      <style:text-properties officeooo:rsid="008a3170"/>
    </style:style>
    <style:style style:name="T53" style:family="text">
      <style:text-properties officeooo:rsid="008da5b3"/>
    </style:style>
    <style:style style:name="T54" style:family="text">
      <style:text-properties officeooo:rsid="008dff95"/>
    </style:style>
    <style:style style:name="T55" style:family="text">
      <style:text-properties officeooo:rsid="008f03ab"/>
    </style:style>
    <style:style style:name="T56" style:family="text">
      <style:text-properties officeooo:rsid="00933194"/>
    </style:style>
    <style:style style:name="T57" style:family="text">
      <style:text-properties officeooo:rsid="009457a3"/>
    </style:style>
    <style:style style:name="T58" style:family="text">
      <style:text-properties officeooo:rsid="00990062"/>
    </style:style>
    <style:style style:name="T59" style:family="text">
      <style:text-properties fo:font-size="9pt" officeooo:rsid="00a59abd" style:font-size-asian="9pt" style:font-size-complex="9pt"/>
    </style:style>
    <style:style style:name="T60" style:family="text">
      <style:text-properties fo:font-size="9pt" fo:font-weight="normal" officeooo:rsid="00a59abd" style:font-size-asian="9pt" style:font-weight-asian="normal" style:font-size-complex="9pt" style:font-weight-complex="normal"/>
    </style:style>
    <style:style style:name="T61" style:family="text">
      <style:text-properties officeooo:rsid="009de82a"/>
    </style:style>
    <style:style style:name="T62" style:family="text">
      <style:text-properties officeooo:rsid="00a0406a"/>
    </style:style>
    <style:style style:name="T63" style:family="text">
      <style:text-properties officeooo:rsid="00a3f4ef"/>
    </style:style>
    <style:style style:name="T64" style:family="text">
      <style:text-properties officeooo:rsid="00a59abd"/>
    </style:style>
    <style:style style:name="T65" style:family="text">
      <style:text-properties fo:font-size="10pt" officeooo:rsid="00a59abd" style:font-size-asian="10pt" style:font-size-complex="10pt"/>
    </style:style>
    <style:style style:name="T66" style:family="text">
      <style:text-properties officeooo:rsid="00ad6a79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Anna Shipman</text:p>
      <text:p text:style-name="P1">anna<text:span text:style-name="T53"> at </text:span><text:span text:style-name="T55">annashipman</text:span> dot co<text:span text:style-name="T53"> </text:span><text:span text:style-name="T54">dot uk</text:span></text:p>
      <text:p text:style-name="P19">www.annashipman.co.uk</text:p>
      <text:p text:style-name="P4">@annashipman</text:p>
      <text:p text:style-name="P6"/>
      <text:p text:style-name="P15"><text:span text:style-name="T58">Software developer with </text:span><text:span text:style-name="T64">7</text:span><text:span text:style-name="T58"> years' professional experience, </text:span><text:span text:style-name="T66">c</text:span><text:span text:style-name="T58">urrently using </text:span><text:span text:style-name="T64">Perl, </text:span><text:span text:style-name="T58">Ruby, JavaScript and other web technologies. Previous experience includes </text:span>5 years<text:span text:style-name="T64">'</text:span><text:span text:style-name="T58"> Java and the </text:span>JEE stack. </text:p>
      <text:p text:style-name="P16">Keen to continue to take on <text:span text:style-name="T56">more </text:span><text:span text:style-name="T40">te</text:span>ch<text:span text:style-name="T40">nic</text:span>a<text:span text:style-name="T40">l </text:span>re<text:span text:style-name="T40">sp</text:span>o<text:span text:style-name="T40">nsi</text:span>b<text:span text:style-name="T40">ility </text:span>and ultimately <text:span text:style-name="T39">would like to use my </text:span><text:span text:style-name="T38">technical and leadership skills to mentor a team of developers.</text:span></text:p>
      <text:p text:style-name="P38">Interests <text:span text:style-name="T52">&amp;</text:span> Achievements</text:p>
      <text:list xml:id="list6577574025574111569" text:style-name="L1">
        <text:list-item>
          <text:p text:style-name="P47"><text:span text:style-name="T58">Ran a popular workshop on visualising data at SPA 2012 “Data Visualisations in JavaScript”. It received very high feedback and was invited back to MiniSPA </text:span><text:span text:style-name="T62">2012</text:span></text:p>
        </text:list-item>
        <text:list-item>
          <text:p text:style-name="P50">Co-delivered the keynote at XPDay 2012 “Growing Fast Within Government”</text:p>
        </text:list-item>
        <text:list-item>
          <text:p text:style-name="P48"><text:span text:style-name="T37">Initiated and e</text:span><text:span text:style-name="T36">ncouraged adoption of agile processes amongst team of </text:span><text:span text:style-name="T37">2</text:span><text:span text:style-name="T41">5</text:span><text:span text:style-name="T36"> developers</text:span></text:p>
        </text:list-item>
        <text:list-item>
          <text:p text:style-name="P49">Presented a well-received case study of agile adoption at XPDay <text:span text:style-name="T62">2009 </text:span>"<text:span text:style-name="T26">When Agile Might Not Be The Best Solution”</text:span></text:p>
        </text:list-item>
        <text:list-item>
          <text:p text:style-name="P51">Volunteer for IT Can Help, a charity offering free computer support to disabled people</text:p>
        </text:list-item>
        <text:list-item>
          <text:p text:style-name="P52"><text:span text:style-name="T58">Co-Programme Chair for </text:span>SPA 201<text:span text:style-name="T58">3</text:span></text:p>
        </text:list-item>
        <text:list-item>
          <text:p text:style-name="P53">Participant in the Global Game Jam for the past <text:span text:style-name="T58">three</text:span> years</text:p>
        </text:list-item>
        <text:list-item>
          <text:p text:style-name="P54">I am very keen on continuous improvement, as demonstrated by a serious of workshops I gave on unit tests to my former colleagues, as well as a career matrix I defined for them which they are now using to manage developers' progression</text:p>
          <text:p text:style-name="P60"/>
        </text:list-item>
      </text:list>
      <text:p text:style-name="P27">Current Position</text:p>
      <text:p text:style-name="P2"><text:span text:style-name="T10">Developer at the Government Digital Service</text:span> <text:span text:style-name="T49">(</text:span><text:span text:style-name="T58">April</text:span><text:span text:style-name="T15"> 20</text:span><text:span text:style-name="T17">12</text:span><text:span text:style-name="T15"> – date</text:span><text:span text:style-name="T16">)</text:span></text:p>
      <text:p text:style-name="P5"><text:span text:style-name="T11">A</text:span><text:span text:style-name="T7"> new team </text:span><text:span text:style-name="T12">within the</text:span><text:span text:style-name="T7"> Cabinet Office tasked with transforming government digital services</text:span></text:p>
      <text:p text:style-name="P39">Current role:</text:p>
      <text:list xml:id="list184760445" text:continue-numbering="true" text:style-name="L1">
        <text:list-item>
          <text:p text:style-name="P56">Working on the team responsible for the transition from Direct<text:span text:style-name="T63">g</text:span>ov and BusinessLink to GOV.UK. We <text:span text:style-name="T63">successfully mapped over 48,000 URLs to their correct place on GOV.UK ensuring a </text:span>smooth transition for around 30 million monthly users. </text:p>
        </text:list-item>
        <text:list-item>
          <text:p text:style-name="P57">Read more in my GDS blog post on how we achieved this: http://digital.cabinetoffice.gov.uk/2012/12/10/testing-the-redirections/</text:p>
        </text:list-item>
      </text:list>
      <text:p text:style-name="P36"/>
      <text:p text:style-name="P35">Previous roles include working on the platform that enables publishing of content to GOV.UK.</text:p>
      <text:p text:style-name="P37"/>
      <text:p text:style-name="P7">Main Technical Skills</text:p>
      <text:p text:style-name="P8"><text:span text:style-name="T65">Current: </text:span><text:span text:style-name="T60">Perl, JavaScript, Ruby, MongoDB</text:span></text:p>
      <text:p text:style-name="P40"><text:span text:style-name="T65">Previous:</text:span><text:span text:style-name="T59"> </text:span><text:span text:style-name="T60">Java, Jquery, SQL, Scala</text:span></text:p>
      <text:p text:style-name="P9"><text:span text:style-name="T20">Conferences</text:span><text:span text:style-name="T21"> </text:span></text:p>
      <text:p text:style-name="P11"><text:span text:style-name="T35">I think it's important to share skills and experiences in the industry. Talks I have given this year include a </text:span><text:span text:style-name="T29">workshop at SPA2012, </text:span><text:span text:style-name="T30">“Data Visualisations in JavaScript”, </text:span><text:span text:style-name="T29">that received very high feedback and as a result I gave it again at MiniSPA2012, and </text:span><text:span text:style-name="T35">the keynote at </text:span><text:span text:style-name="T31">XP Day </text:span><text:span text:style-name="T35">2012, co-delivered with James Stewart: “Growing Fast Within Government”, which we have been asked to deliver again at BCS in Edinburgh. </text:span></text:p>
      <text:p text:style-name="P11"><text:span text:style-name="T35">C</text:span><text:span text:style-name="T32">onferences </text:span><text:span text:style-name="T27">I</text:span><text:span text:style-name="T32">'v</text:span><text:span text:style-name="T27">e </text:span><text:span text:style-name="T28">participated in as an attendee</text:span><text:span text:style-name="T32"> </text:span><text:span text:style-name="T35">in the past two years </text:span><text:span text:style-name="T32">include </text:span><text:span text:style-name="T35">XPDay, </text:span><text:span text:style-name="T30">SPA, </text:span><text:span text:style-name="T35">ScalaDays,</text:span><text:span text:style-name="T30"> Software Craftsmanship, <text:s/></text:span><text:span text:style-name="T33">CitCon </text:span><text:span text:style-name="T30">and </text:span><text:span text:style-name="T27">Web Directions @media.</text:span></text:p>
      <text:p text:style-name="P10"><text:soft-page-break/><text:span text:style-name="T34">I am </text:span><text:span text:style-name="T30">co-Programme Chair for </text:span><text:span text:style-name="T34">SPA 201</text:span><text:span text:style-name="T30">3</text:span><text:span text:style-name="T34">.</text:span></text:p>
      <text:section text:style-name="Sect1" text:name="Section2">
        <text:p text:style-name="P12"><text:span text:style-name="T44">Influential </text:span><text:span text:style-name="T43">Books</text:span></text:p>
        <text:p text:style-name="P42">The following excellent books have most shaped my thinking on software development:</text:p>
        <text:p text:style-name="P17">Clean Code by Robert C Martin</text:p>
        <text:p text:style-name="P13"><text:span text:style-name="T13">Don't Make Me Think</text:span><text:span text:style-name="T47"> by Steve Krug</text:span></text:p>
        <text:p text:style-name="P13"><text:span text:style-name="T13">Working Effectively With Legacy Code</text:span><text:span text:style-name="T47"> by Michael C Feathers </text:span></text:p>
        <text:p text:style-name="P13"><text:span text:style-name="T13">The Mythical Man Month</text:span><text:span text:style-name="T47"> by Frederick P Brooks</text:span></text:p>
        <text:p text:style-name="P14"><text:span text:style-name="T14">Joel on Software</text:span><text:span text:style-name="T19"> by Joel Spolsky</text:span></text:p>
        <text:p text:style-name="P43"/>
        <text:p text:style-name="P29">Career Development</text:p>
        <text:p text:style-name="P2"><text:span text:style-name="T3">Java Designer/Developer</text:span> <text:span text:style-name="T7">at </text:span>Corelogic Ltd <text:span text:style-name="T49">(</text:span><text:span text:style-name="T15">March 2008 – </text:span><text:span text:style-name="T18">March 2012</text:span><text:span text:style-name="T16">)</text:span></text:p>
        <text:p text:style-name="P3">SME producing one of the main case<text:span text:style-name="T57">-</text:span>management systems for social services</text:p>
        <text:p text:style-name="P39"><text:span text:style-name="T61">Roles included</text:span>:</text:p>
        <text:list xml:id="list1234223138" text:continue-numbering="true" text:style-name="L1">
          <text:list-item>
            <text:p text:style-name="P58">Redesigning and rewriting one of the key components of the application for consistency, increased functionality and improved user experience<text:span text:style-name="T1"> </text:span></text:p>
          </text:list-item>
          <text:list-item>
            <text:p text:style-name="P59">Developing a prototype for the next version of the application, exploring and utilising tools new to the company to move towards a more web-based application </text:p>
          </text:list-item>
          <text:list-item>
            <text:p text:style-name="P55">Production Support </text:p>
            <text:p text:style-name="P61"/>
          </text:list-item>
        </text:list>
        <text:p text:style-name="P21"><text:span text:style-name="T8">Application Devel</text:span><text:span text:style-name="T8">oper at </text:span><text:span text:style-name="T8">A</text:span>tos Origin <text:span text:style-name="T50">(</text:span><text:span text:style-name="T3">November 2005 – February 2008</text:span><text:span text:style-name="T8">)</text:span></text:p>
        <text:p text:style-name="P23"><text:span text:style-name="T50">I</text:span>nternational IT services company with revenues of over €<text:span text:style-name="T45">8</text:span> billion and <text:span text:style-name="T46">78</text:span>,000 staff</text:p>
        <text:p text:style-name="P20"/>
        <text:p text:style-name="P20">Roles included:</text:p>
        <text:list xml:id="list123027931" text:continue-numbering="true" text:style-name="L1">
          <text:list-item>
            <text:p text:style-name="P44">Production Support for a multi-million pound project for Natural England (formerly Defra)</text:p>
          </text:list-item>
          <text:list-item>
            <text:p text:style-name="P45">Process improvement for an internal department</text:p>
          </text:list-item>
          <text:list-item>
            <text:p text:style-name="P45">Team Leading and Project Office for a multi-million pound project for VOSA</text:p>
          </text:list-item>
        </text:list>
        <text:p text:style-name="P34"/>
        <text:p text:style-name="P30"><text:span text:style-name="T4">Prior to my Masters in IT I worked </text:span><text:span text:style-name="T5">mainly in publishing, initially at</text:span><text:span text:style-name="T4"> a company that publishe</text:span><text:span text:style-name="T5">s</text:span><text:span text:style-name="T4"> books </text:span><text:span text:style-name="T6">for </text:span><text:span text:style-name="T5">dyslexic and other </text:span><text:span text:style-name="T4">reluctant readers (</text:span><text:span text:style-name="T9">Barrington Stoke, September 2001 – December 2002, Graduate Trainee</text:span><text:span text:style-name="T4">). </text:span><text:span text:style-name="T5">Am</text:span><text:span text:style-name="T4">ong other responsibilities I managed the production of eight novels from commission to production. It was here my interest in IT originated, and I taught myself MS Access in order to develop a database to manage their complex consultancy system. </text:span></text:p>
        <text:p text:style-name="P33"/>
        <text:p text:style-name="P30"><text:span text:style-name="T4">I continued my interest in IT in my next role for a charity (</text:span><text:span text:style-name="T9">Bridges Project, July 2003 – October 2004, Finance and Publicity Administrator</text:span><text:span text:style-name="T4">) where I w</text:span>ork<text:span text:style-name="T51">ed</text:span> with external IT contractors to develop <text:span text:style-name="T61">internal</text:span> systems <text:span text:style-name="T48">as well as </text:span>managing production of all publicity materials, and day-to-day finance. </text:p>
        <text:p text:style-name="P32"/>
        <text:p text:style-name="P31"><text:span text:style-name="T48">I also worked freelance alongside these jobs from </text:span><text:span text:style-name="T42">August 2001 – October 2005</text:span><text:span text:style-name="T22"> </text:span><text:span text:style-name="T24">doing</text:span><text:span text:style-name="T22"> </text:span><text:span text:style-name="T24">p</text:span><text:span text:style-name="T22">roofreading, copy-editing </text:span><text:span text:style-name="T25">and</text:span><text:span text:style-name="T22"> </text:span><text:span text:style-name="T23">b</text:span><text:span text:style-name="T22">ook reviews </text:span><text:span text:style-name="T24">as well as voluntary advocacy work at The State Hospital, Carstairs – Scotland’s only maximum-security hospital.</text:span></text:p>
        <text:p text:style-name="P24"/>
        <text:p text:style-name="P28">Education &amp; Qualifications</text:p>
        <text:p text:style-name="P25"><text:span text:style-name="T2">Heriot-Watt University</text:span><text:span text:style-name="T1"> (October 2004 – September 2005). </text:span></text:p>
        <text:p text:style-name="P18">MSc IT (Software Systems) with Distinction</text:p>
        <text:list xml:id="list930461841" text:continue-numbering="true" text:style-name="L1">
          <text:list-header>
            <text:p text:style-name="P46"><text:soft-page-break/></text:p>
          </text:list-header>
        </text:list>
        <text:p text:style-name="P26"><text:span text:style-name="T2">Edinburgh University</text:span><text:span text:style-name="T1"> (October 1997 – July 2001)</text:span></text:p>
        <text:p text:style-name="P22">MA honours degree Mental Philosophy. Class: 2.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ahoma" svg:font-family="Tahoma, Verdana, Arial, sans-serif"/>
    <style:font-face style:name="Courier New" svg:font-family="'Courier New'" style:font-family-generic="modern"/>
    <style:font-face style:name="Verdana1" svg:font-family="Verdana" style:font-family-generic="swiss"/>
    <style:font-face style:name="verdana" svg:font-family="verdana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Verdana" style:font-name-asian="Times New Roman" style:font-name-complex="Times New Roman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401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na Shipman</dc:title>
    <meta:initial-creator>Shipman</meta:initial-creator>
    <meta:creation-date>2007-12-04T23:48:00</meta:creation-date>
    <dc:creator>Anna </dc:creator>
    <dc:date>2012-12-16T19:46:39</dc:date>
    <meta:print-date>2005-02-27T18:49:00</meta:print-date>
    <meta:editing-cycles>189</meta:editing-cycles>
    <meta:editing-duration>PT13H21M27S</meta:editing-duration>
    <meta:generator>LibreOffice/4.0.2.2$MacOSX_x86 LibreOffice_project/4c82dcdd6efcd48b1d8bba66bfe1989deee49c3</meta:generator>
    <meta:document-statistic meta:table-count="0" meta:image-count="0" meta:object-count="0" meta:page-count="3" meta:paragraph-count="60" meta:word-count="779" meta:character-count="5022" meta:non-whitespace-character-count="4298"/>
    <meta:user-defined meta:name="Info 1"/>
    <meta:user-defined meta:name="Info 2"/>
    <meta:user-defined meta:name="Info 3"/>
    <meta:user-defined meta:name="Info 4"/>
  </office:meta>
</office:document-meta>
</file>